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37.pdf" manifest:version="1.2"/>
  <manifest:file-entry manifest:media-type="application/xml" manifest:full-path="Formula-36/content.xml" manifest:version="1.2"/>
  <manifest:file-entry manifest:media-type="application/xml" manifest:full-path="Formula-35/content.xml" manifest:version="1.2"/>
  <manifest:file-entry manifest:media-type="application/xml" manifest:full-path="Formula-34/content.xml" manifest:version="1.2"/>
  <manifest:file-entry manifest:media-type="application/xml" manifest:full-path="Formula-33/content.xml" manifest:version="1.2"/>
  <manifest:file-entry manifest:media-type="application/pdf" manifest:full-path="Pictures/32.pdf" manifest:version="1.2"/>
  <manifest:file-entry manifest:media-type="application/pdf" manifest:full-path="Pictures/31.pdf" manifest:version="1.2"/>
  <manifest:file-entry manifest:media-type="application/xml" manifest:full-path="Formula-30/content.xml" manifest:version="1.2"/>
  <manifest:file-entry manifest:media-type="application/xml" manifest:full-path="Formula-29/content.xml" manifest:version="1.2"/>
  <manifest:file-entry manifest:media-type="application/xml" manifest:full-path="Formula-28/content.xml" manifest:version="1.2"/>
  <manifest:file-entry manifest:media-type="application/xml" manifest:full-path="Formula-27/content.xml" manifest:version="1.2"/>
  <manifest:file-entry manifest:media-type="application/xml" manifest:full-path="Formula-26/content.xml" manifest:version="1.2"/>
  <manifest:file-entry manifest:media-type="application/xml" manifest:full-path="Formula-25/content.xml" manifest:version="1.2"/>
  <manifest:file-entry manifest:media-type="application/xml" manifest:full-path="Formula-24/content.xml" manifest:version="1.2"/>
  <manifest:file-entry manifest:media-type="application/xml" manifest:full-path="Formula-23/content.xml" manifest:version="1.2"/>
  <manifest:file-entry manifest:media-type="application/xml" manifest:full-path="Formula-22/content.xml" manifest:version="1.2"/>
  <manifest:file-entry manifest:media-type="application/xml" manifest:full-path="Formula-21/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application/xml" manifest:full-path="Formula-17/content.xml" manifest:version="1.2"/>
  <manifest:file-entry manifest:media-type="application/xml" manifest:full-path="Formula-16/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6/" manifest:version="1.2"/>
  <manifest:file-entry manifest:media-type="application/vnd.oasis.opendocument.formula" manifest:full-path="Formula-35/" manifest:version="1.2"/>
  <manifest:file-entry manifest:media-type="application/vnd.oasis.opendocument.formula" manifest:full-path="Formula-34/" manifest:version="1.2"/>
  <manifest:file-entry manifest:media-type="application/vnd.oasis.opendocument.formula" manifest:full-path="Formula-33/" manifest:version="1.2"/>
  <manifest:file-entry manifest:media-type="application/vnd.oasis.opendocument.formula" manifest:full-path="Formula-30/" manifest:version="1.2"/>
  <manifest:file-entry manifest:media-type="application/vnd.oasis.opendocument.formula" manifest:full-path="Formula-29/" manifest:version="1.2"/>
  <manifest:file-entry manifest:media-type="application/vnd.oasis.opendocument.formula" manifest:full-path="Formula-28/" manifest:version="1.2"/>
  <manifest:file-entry manifest:media-type="application/vnd.oasis.opendocument.formula" manifest:full-path="Formula-27/" manifest:version="1.2"/>
  <manifest:file-entry manifest:media-type="application/vnd.oasis.opendocument.formula" manifest:full-path="Formula-26/" manifest:version="1.2"/>
  <manifest:file-entry manifest:media-type="application/vnd.oasis.opendocument.formula" manifest:full-path="Formula-25/" manifest:version="1.2"/>
  <manifest:file-entry manifest:media-type="application/vnd.oasis.opendocument.formula" manifest:full-path="Formula-24/" manifest:version="1.2"/>
  <manifest:file-entry manifest:media-type="application/vnd.oasis.opendocument.formula" manifest:full-path="Formula-23/" manifest:version="1.2"/>
  <manifest:file-entry manifest:media-type="application/vnd.oasis.opendocument.formula" manifest:full-path="Formula-22/" manifest:version="1.2"/>
  <manifest:file-entry manifest:media-type="application/vnd.oasis.opendocument.formula" manifest:full-path="Formula-21/" manifest:version="1.2"/>
  <manifest:file-entry manifest:media-type="application/vnd.oasis.opendocument.formula" manifest:full-path="Formula-20/" manifest:version="1.2"/>
  <manifest:file-entry manifest:media-type="application/vnd.oasis.opendocument.formula" manifest:full-path="Formula-19/" manifest:version="1.2"/>
  <manifest:file-entry manifest:media-type="application/vnd.oasis.opendocument.formula" manifest:full-path="Formula-18/" manifest:version="1.2"/>
  <manifest:file-entry manifest:media-type="application/vnd.oasis.opendocument.formula" manifest:full-path="Formula-17/" manifest:version="1.2"/>
  <manifest:file-entry manifest:media-type="application/vnd.oasis.opendocument.formula" manifest:full-path="Formula-16/" manifest:version="1.2"/>
  <manifest:file-entry manifest:media-type="application/vnd.oasis.opendocument.formula" manifest:full-path="Formula-15/"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2/"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style:text-position="super 58%"/>
    </style:style>
    <style:style style:name="T2"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office:automatic-styles>
  <office:body>
    <office:text>
      <text:h text:style-name="Heading_20_2" text:outline-level="2">Reporting <text:span text:style-name="T1">40</text:span>Ar/<text:span text:style-name="T1">39</text:span>Ar uncertainties</text:h>
      <text:p text:style-name="First_20_paragraph"><text:span text:style-name="T1">40</text:span>Ar/<text:span text:style-name="T1">39</text:span>Ar dating is done by noble gas mass spectrometry. Argon is released from the sample in a static ultra-high vacuum environment by heating or melting with a laser or furnace. The released gas is first cleaned, then ionised and finally introduced into the mass analyser. The ion current is monitored over regular time intervals for a duration of a few minutes. The signal strength varies significantly during the analysis due to the competing effects of (1) consumption of gas by the filament and (2) leakage of additional argon from the tubing of the machine. By convention, all calculations are performed on the y-intercept extrapolated back to ‘time zero’ (<draw:frame text:anchor-type="as-char" style:vertical-pos="middle" style:vertical-rel="text"><draw:object xlink:href="Formula-0/" xlink:type="simple" xlink:show="embed" xlink:actuate="onLoad"/></draw:frame>), i.e. the time of gas inlet. The regression of the mass spectrometer data to <draw:frame text:anchor-type="as-char" style:vertical-pos="middle" style:vertical-rel="text"><draw:object xlink:href="Formula-1/" xlink:type="simple" xlink:show="embed" xlink:actuate="onLoad"/></draw:frame> is associated with statistical uncertainty. This uncertainty is propagated down the data processing chain, which consists of the following steps:</text:p>
      <text:list text:style-name="L1">
        <text:list-item>
          <text:p text:style-name="P1">Blank correction: Even in the absence of sample gas, the collector system of the mass spectrometer will register a certain background current. This background signal can be measured during a separate ‘blank’ run and subtracted from the measured signal.</text:p>
        </text:list-item>
        <text:list-item>
          <text:p text:style-name="P1">Detector calibration: Until a decade ago, most noble gas mass spectrometers had only a single ion collector and argon measurements were performed by ‘peak hopping’, i.e., by varying the magnetic field strength of the mass spectrometer to alternate between different isotopic masses. In recent years, a new generation of ‘multi-collector’ noble gas mass spectrometers have been developed, which allow multiple isotopes to be analysed simultaneously, and the <text:span text:style-name="T1">40</text:span>Ar/<text:span text:style-name="T1">39</text:span>Ar ratio to be monitored directly. However the different ion detectors in a multicollector mass spectrometer do not necessarily respond equally to ion beams of equal mass and size. They can be calibrated by steering an appropriately sized ion beam across all the detectors and taking the ratio of their respective signals.</text:p>
        </text:list-item>
        <text:list-item>
          <text:p text:style-name="P1">Mass fractionation: The five argon isotopes of interest span a mass range of 10%. The sensitivity of both single- and multicollector instruments varies with atomic mass, and significant errors can occur if the resulting ‘mass fractionation’ is uncorrected for. The mass fractionation factor can be quantified by comparing the measured <text:span text:style-name="T1">40</text:span>Ar/<text:span text:style-name="T1">36</text:span>Ar signal ratio of an air shot with its known isotopic ratio. This is associated with some analytic uncertainty .</text:p>
        </text:list-item>
        <text:list-item>
          <text:p text:style-name="P1">[it:atmospheric] Atmospheric argon correction: Argon is a major consituent of the Earth’s atmosphere. 0.934% of the air that we breathe consists of argon, with a constant <text:span text:style-name="T1">40</text:span>Ar/<text:span text:style-name="T1">36</text:span>Ar ratio of <draw:frame text:anchor-type="as-char" style:vertical-pos="middle" style:vertical-rel="text"><draw:object xlink:href="Formula-3/" xlink:type="simple" xlink:show="embed" xlink:actuate="onLoad"/></draw:frame> . Despite the incompatibility of noble gases with the crystal structure of K-bearing silicate minerals, trace amounts of atmospheric argon are often present in them. This atmospheric ‘contamination’ can be corrected by measuring the <text:span text:style-name="T1">36</text:span>Ar in the sample and assuming that it has an atmospheric origin. This assumption can be verified by isochron regression (see item [it:isochron] below).</text:p>
        </text:list-item>
        <text:list-item>
          <text:p text:style-name="P1">Interference correction: The <text:span text:style-name="T1">40</text:span>Ar/<text:span text:style-name="T1">39</text:span>Ar-method pairs the natural radioactive decay of <text:span text:style-name="T1">40</text:span>K to <text:span text:style-name="T1">40</text:span>Ar with the synthetic activation of <text:span text:style-name="T1">39</text:span>K to <text:span text:style-name="T1">39</text:span>Ar. Unfortunately, neutron activation produces not only <text:span text:style-name="T1">39</text:span>Ar but a host of other Ar-isotopes as well. For example, some <text:span text:style-name="T1">40</text:span>Ar is produced by neutron activation of <text:span text:style-name="T1">39</text:span>K, which interferes with that produced from <text:span text:style-name="T1">40</text:span>K; additional <text:span text:style-name="T1">39</text:span>Ar is produced from <text:span text:style-name="T1">42</text:span>Ca; and <text:span text:style-name="T1">36</text:span>Ar from <text:span text:style-name="T1">40</text:span>Ca and <text:span text:style-name="T1">35</text:span>Cl. The relative importance of these interferences can be determined by analysing the full (<text:span text:style-name="T1">36,37,38,39,40</text:span>Ar) isotopic composition of co-irradiated K-glasses and Ca-salts.</text:p>
        </text:list-item>
        <text:list-item>
          <text:p text:style-name="P1">Decay correction: Two of the five measurable argon isotopes are radioactive: <text:span text:style-name="T1">37</text:span>Ar and <text:span text:style-name="T1">39</text:span>Ar . A correction is required for the loss of these isotopes during the time elapsed between irradiation and analysis .</text:p>
        </text:list-item>
        <text:list-item>
          <text:p text:style-name="P1">Interpolation of the irradiation parameter: The parameter J, which quantifies the production of <text:span text:style-name="T1">39</text:span>Ar from <text:span text:style-name="T1">39</text:span>K in the age equation is determined by analysing the argon composition of a co-irradiated fluence monitor with accurately known K-Ar age. This composition may vary across the irradiation stack due to neutron flux gradients in the reactor, which can be quantified by analysing several fluence monitors interspersed with the samples at known positions. The most appropriate J-factor for each sample is then obtained by simple linear interpolation.</text:p>
        </text:list-item>
        <text:list-item>
          <text:p text:style-name="P1">[it:isochron] Sample averaging: The J-factors and radiogenic <text:span text:style-name="T1">40</text:span>Ar/<text:span text:style-name="T1">39</text:span>Ar-ratios obtained from the previous steps provide all the elements needed to calculate a single <text:span text:style-name="T1">40</text:span>Ar/<text:span text:style-name="T1">39</text:span>Ar age. However it is usually beneficial to combine multiple analyses together to improve the precision of the dates and address their reproducibility. These analyses may be total fusion ages or heating steps in a diffusion experiment. The resulting data can be averaged by taking a weighted mean, or by forming an isochron. An isochron is obtained by omitting the atmospheric argon correction (step [it:atmospheric]) from the data processing chain, and plotting the <text:span text:style-name="T1">36</text:span>Ar/<text:span text:style-name="T1">40</text:span>Ar-ratio against the <text:span text:style-name="T1">39</text:span>Ar/<text:span text:style-name="T1">40</text:span>Ar-ratio. This results in a linear array of points whose horizontal and vertical intercept constrain the atmospheric and radiogenic argon compositions, respectively<text:note text:id="ftn0" text:note-class="footnote"><text:note-citation>1</text:note-citation><text:note-body><text:p text:style-name="Footnote">This is called an ‘inverse’ isochron. A ‘normal’ isochron is formed by plotting <text:span text:style-name="T1">40</text:span>Ar/<text:span text:style-name="T1">36</text:span>Ar against <text:span text:style-name="T1">39</text:span>Ar/<text:span text:style-name="T1">36</text:span>Ar. The radiogenic <text:span text:style-name="T1">40</text:span>Ar/<text:span text:style-name="T1">39</text:span>Ar-ratio is then given by the slope, while the atmospheric <text:span text:style-name="T1">40</text:span>Ar/<text:span text:style-name="T1">36</text:span>Ar-ratio corresponds to the y-intercept.</text:p></text:note-body></text:note>.</text:p>
        </text:list-item>
      </text:list>
      <text:p text:style-name="First_20_paragraph">Each of the steps in the <text:span text:style-name="T1">40</text:span>Ar/<text:span text:style-name="T1">39</text:span>Ar data processing chain involves statistical uncertainty. Figure [fig:accuracyVSprecision] shows the results of a sensitivity analysis performed at the WiscAr lab using a Nu Instruments Noblesse multicollector mass spectrometer. By eliminating individual steps of the processing chain, Figure [fig:accuracyVSprecision] reveals the relative effect of the different corrections. These will differ for samples of different age and composition.</text:p>
      <text:h text:style-name="Heading_20_3" text:outline-level="3">Random vs. systematic uncertainties</text:h>
      <text:p text:style-name="First_20_paragraph">The statistical uncertainties can be classified into two components :</text:p>
      <text:list text:style-name="L2">
        <text:list-item>
          <text:p text:style-name="P2">Random (or internal) errors can be conceptually defined as the natural variability that would arise if the same sample were dated multiple times under the same experimental conditions. These uncertainties originate from electronic noise in the ion detectors, counting statistics, temporal variability of the blank as a result of changes in the lab environment, etc. The uncertainty associated with the random errors can be quantified by taking replicate measurements. The standard error of these measurements (<draw:frame text:anchor-type="as-char" style:vertical-pos="middle" style:vertical-rel="text"><draw:object xlink:href="Formula-6/" xlink:type="simple" xlink:show="embed" xlink:actuate="onLoad"/></draw:frame> where <draw:frame text:anchor-type="as-char" style:vertical-pos="middle" style:vertical-rel="text"><draw:object xlink:href="Formula-7/" xlink:type="simple" xlink:show="embed" xlink:actuate="onLoad"/></draw:frame> is the standard deviation of <draw:frame text:anchor-type="as-char" style:vertical-pos="middle" style:vertical-rel="text"><draw:object xlink:href="Formula-8/" xlink:type="simple" xlink:show="embed" xlink:actuate="onLoad"/></draw:frame> replicate measurements) is a measure of their <text:span text:style-name="T2">precision</text:span>. The standard error can be reduced to arbitrarily low levels by simply averaging more measurements (i.e., by increasing <draw:frame text:anchor-type="as-char" style:vertical-pos="middle" style:vertical-rel="text"><draw:object xlink:href="Formula-9/" xlink:type="simple" xlink:show="embed" xlink:actuate="onLoad"/></draw:frame>). For example, the precision of the t<draw:frame text:anchor-type="as-char" style:vertical-pos="middle" style:vertical-rel="text"><draw:object xlink:href="Formula-10/" xlink:type="simple" xlink:show="embed" xlink:actuate="onLoad"/></draw:frame>-intercepts can be increased by simply extending the duration of the noble gas measurements.</text:p>
        </text:list-item>
        <text:list-item>
          <text:p text:style-name="P2">Systematic (or external) errors include the systematic effects of decay constant uncertainty, the K/Ar ratio of the age standard, the air ratio etc. Getting these constants wrong causes <text:span text:style-name="T2">bias</text:span> in some or all of the measurements and thus affects the <text:span text:style-name="T2">accuracy</text:span> of the age determinations. In contrast with the random uncertainties, the systematic uncertainties cannot be characterised by repeat measurements, and cannot be reduced by simple averaging. The best way to assess the magnitude of systematic uncertainties is to analyse secondary standards. These are materials of independently known age that are treated as unknowns.</text:p>
        </text:list-item>
      </text:list>
      <text:p text:style-name="First_20_paragraph">Great care must be taken which sources of uncertainty should or should not be included in the error propagation. Inter-sample comparisons of <text:span text:style-name="T1">40</text:span>Ar/<text:span text:style-name="T1">39</text:span>Ar data may legitimately ignore systematic uncertainties as well as all intercalibration factors common to the dates. However, when comparing a <text:span text:style-name="T1">40</text:span>Ar/<text:span text:style-name="T1">39</text:span>Ar-age with, say, a zircon U/Pb age both random and systematic uncertainties must be accounted for. The conventional way to tackle both types of comparison is called ‘hierarchical’ error propagation . Under this paradigm, the random uncertainties are processed first, and the systematic uncertainties afterwards.<text:line-break/>Hierarchical error propagation is straightforward in principle but not always in practice. This is because many processing steps are of a hybrid nature, with both systematic and random uncertainties. Consider, for example, two samples that were analysed one month apart. In that case, the analytical uncertainty associated with the decay correction will be smaller for the first than the second sample. But both corrections will be affected by the same degree of relative systematic bias. In an alternative approach to hierarchical error propagation, showed that the internal and external errors can also be processed jointly, in matrix form. This algorithm solves the problem with hybrid error models, but has not yet been widely adopted by the <text:span text:style-name="T1">40</text:span>Ar/<text:span text:style-name="T1">39</text:span>Ar user community.</text:p>
      <text:h text:style-name="Heading_20_3" text:outline-level="3">Assessing goodness of fit: pitfalls and opportunities</text:h>
      <text:p text:style-name="First_20_paragraph">The random scatter of the data around an isochron or weighted mean fit can be assessed using the Mean Square of the Weighted Deviates . This statistic is more generally known as the ‘reduced Chi-square statistic’ outside geology. The MSWD is defined as the sum of the squared differences between the observed and the expected values, normalised by the analytical uncertainties and divided by the degrees of freedom of the fit. In the context of the weighted mean age, the MSWD of <draw:frame text:anchor-type="as-char" style:vertical-pos="middle" style:vertical-rel="text"><draw:object xlink:href="Formula-11/" xlink:type="simple" xlink:show="embed" xlink:actuate="onLoad"/></draw:frame> values is given by:</text:p>
      <text:p text:style-name="Text_20_body"><draw:frame text:anchor-type="paragraph" style:vertical-pos="middle" style:vertical-rel="text"><draw:object xlink:href="Formula-12/" xlink:type="simple" xlink:show="embed" xlink:actuate="onLoad"/></draw:frame></text:p>
      <text:p text:style-name="Text_20_body">where <draw:frame text:anchor-type="as-char" style:vertical-pos="middle" style:vertical-rel="text"><draw:object xlink:href="Formula-13/" xlink:type="simple" xlink:show="embed" xlink:actuate="onLoad"/></draw:frame> is the <draw:frame text:anchor-type="as-char" style:vertical-pos="middle" style:vertical-rel="text"><draw:object xlink:href="Formula-14/" xlink:type="simple" xlink:show="embed" xlink:actuate="onLoad"/></draw:frame><text:span text:style-name="T1">th</text:span> (out of <draw:frame text:anchor-type="as-char" style:vertical-pos="middle" style:vertical-rel="text"><draw:object xlink:href="Formula-15/" xlink:type="simple" xlink:show="embed" xlink:actuate="onLoad"/></draw:frame>) dates, <draw:frame text:anchor-type="as-char" style:vertical-pos="middle" style:vertical-rel="text"><draw:object xlink:href="Formula-16/" xlink:type="simple" xlink:show="embed" xlink:actuate="onLoad"/></draw:frame> is the corresponding analytical uncertainty, and <draw:frame text:anchor-type="as-char" style:vertical-pos="middle" style:vertical-rel="text"><draw:object xlink:href="Formula-17/" xlink:type="simple" xlink:show="embed" xlink:actuate="onLoad"/></draw:frame> is the weighted mean of all <draw:frame text:anchor-type="as-char" style:vertical-pos="middle" style:vertical-rel="text"><draw:object xlink:href="Formula-18/" xlink:type="simple" xlink:show="embed" xlink:actuate="onLoad"/></draw:frame> dates. The definition for the MSWD of an isochron is similar but involves a few more terms to account for correlated uncertainties between the x- and y-variable.</text:p>
      <text:list text:style-name="L3">
        <text:list-item>
          <text:p text:style-name="P3">If the analytical uncertainties <draw:frame text:anchor-type="as-char" style:vertical-pos="middle" style:vertical-rel="text"><draw:object xlink:href="Formula-19/" xlink:type="simple" xlink:show="embed" xlink:actuate="onLoad"/></draw:frame> are the only source of scatter between the <draw:frame text:anchor-type="as-char" style:vertical-pos="middle" style:vertical-rel="text"><draw:object xlink:href="Formula-20/" xlink:type="simple" xlink:show="embed" xlink:actuate="onLoad"/></draw:frame> aliquots, then MSWD<draw:frame text:anchor-type="as-char" style:vertical-pos="middle" style:vertical-rel="text"><draw:object xlink:href="Formula-21/" xlink:type="simple" xlink:show="embed" xlink:actuate="onLoad"/></draw:frame>1 (Figure [fig:MSWD]a).</text:p>
        </text:list-item>
        <text:list-item>
          <text:p text:style-name="P3">MSWD-values that are close to zero indicate that the analytical uncertainties have not been propagated correctly. In practice, this often reflects the erroneous inclusion of systematic uncertainties. For example, propagating the <draw:frame text:anchor-type="as-char" style:vertical-pos="middle" style:vertical-rel="text"><draw:object xlink:href="Formula-22/" xlink:type="simple" xlink:show="embed" xlink:actuate="onLoad"/></draw:frame>-factor uncertainty into the age uncertainty <draw:frame text:anchor-type="as-char" style:vertical-pos="middle" style:vertical-rel="text"><draw:object xlink:href="Formula-23/" xlink:type="simple" xlink:show="embed" xlink:actuate="onLoad"/></draw:frame> would lower the MSWD-value, because the uncertainty of <draw:frame text:anchor-type="as-char" style:vertical-pos="middle" style:vertical-rel="text"><draw:object xlink:href="Formula-24/" xlink:type="simple" xlink:show="embed" xlink:actuate="onLoad"/></draw:frame> is shared by all the <draw:frame text:anchor-type="as-char" style:vertical-pos="middle" style:vertical-rel="text"><draw:object xlink:href="Formula-25/" xlink:type="simple" xlink:show="embed" xlink:actuate="onLoad"/></draw:frame> age estimates, and this is not accounted for by Equation [eq:MSWD] (Figure [fig:MSWD]c).</text:p>
        </text:list-item>
        <text:list-item>
          <text:p text:style-name="P3">MSWD-values that are considerably greater than one indicate that there is some excess scatter in the data, which cannot be explained by the analytical uncertainties alone. This usually reflects the presence of some geological <text:span text:style-name="T2">dispersion</text:span>. Possible causes of such dispersion may be the protracted crystallisation history of a sample, variable degrees of inheritance, or partial loss of radiogenic <text:span text:style-name="T1">40</text:span>Ar by thermally activated volume diffusion (Figure [fig:MSWD]b).</text:p>
        </text:list-item>
      </text:list>
      <text:p text:style-name="First_20_paragraph">It would be wrong to believe that only datasets with MSWD<draw:frame text:anchor-type="as-char" style:vertical-pos="middle" style:vertical-rel="text"><draw:object xlink:href="Formula-26/" xlink:type="simple" xlink:show="embed" xlink:actuate="onLoad"/></draw:frame>1 are suitable for publication. It is tempting to trim an overdispersed dataset by selectively rejecting ‘outliers’ until p<draw:frame text:anchor-type="as-char" style:vertical-pos="middle" style:vertical-rel="text"><draw:object xlink:href="Formula-27/" xlink:type="simple" xlink:show="embed" xlink:actuate="onLoad"/></draw:frame>0.05. However by doing so one risks losing geologically valuable information and biasing the results. In fact, there is nothing wrong with MSWD values greater than one. On the contrary, high MSWD values should be considered a good thing if they reflect the high analytical precision of the data. Underdispersed datasets are likely to become even more prevalent in the future, as a result of the ever increasing resolution of mass spectrometers . The degree of dispersion can be formally assessed with a Chi-square test for homogeneity. The overdispersion is ‘statistically significant’ if the p-value of said test falls below a pre-defined cutoff value (typically 0.05).<text:line-break/>It is important to know that p-values are sample size dependent. For example, Figure [fig:p] compares the weighted means of two samples that were drawn from the same normal population with a mean of 100 Ma and a standard deviation 1 Ma and analytical uncertainties of 2 Ma. The first sample (Figure [fig:p]i) contains only 10 samples and passes the Chi-square test for sample homogeneity (MSWD=1.75, p=0.072<draw:frame text:anchor-type="as-char" style:vertical-pos="middle" style:vertical-rel="text"><draw:object xlink:href="Formula-28/" xlink:type="simple" xlink:show="embed" xlink:actuate="onLoad"/></draw:frame>0.05). The second sample (Figure [fig:p]i) comprises 100 samples and has an almost identical (and, in fact, slightly lower) MSWD as the first sample (MSWD=1.74). Despite the lower MSWD, the p-value of the second sample is four orders of magnitude less than that of the first sample (p=0.0000069).<text:line-break/>The implication of this example is that any geological dataset can become ‘significantly’ overdispersed, provided that enough samples have been analysed. Paraphrasing John , it is foolish to ask if the MSWD equals unity. It never is – at some decimal place. So the question whether or not a dataset is overdispersed is of limited scientific interest. It is far more useful to quantify <text:span text:style-name="T2">how</text:span> dispersed it is. There are two ways to do this.<text:line-break/>A first option is to assume that the excess dispersion is multiplicative and scales in proportion to the analytical uncertainty. In this case, the standard error of the weighted mean or isochron intercept may be augmented by multiplying it with the square root of the MSWD. A second option is to parameterise the overdispersion as an additive term and estimate it as a separate parameter<text:note text:id="ftn1" text:note-class="footnote"><text:note-citation>2</text:note-citation><text:note-body><text:p text:style-name="Footnote">See for a derivation of the <draw:frame text:anchor-type="as-char" style:vertical-pos="middle" style:vertical-rel="text"><draw:object xlink:href="Formula-29/" xlink:type="simple" xlink:show="embed" xlink:actuate="onLoad"/></draw:frame> rule, for details about the alternative parameterisation, and for software that implements it.</text:p></text:note-body></text:note>. Although the first approach is more widely used in geochronology, the second one is actually more useful. In this case the overdispersion has geological significance. It may be used to estimate the degree of heterogeneity in the inherited argon composition, or to quantify the duration of partial argon retention in slowly cooled samples.<text:line-break/>We would like to finish this section with a brief note about <text:span text:style-name="T1">40</text:span>Ar/<text:span text:style-name="T1">39</text:span>Ar age spectra. These are a useful tool to visualise stepwise heating measurements. Their appearance is based on the weighted mean plot, with the different heating steps arranged in order of increasing degree of degassing along the horizontal axis, and the width of the different sample boxes proportional to the corresponding amounts of <text:span text:style-name="T1">39</text:span>Ar. The ‘plateau age’ is conventionally defined as the weighted mean age of the longest sequence (in terms of cumulative <text:span text:style-name="T1">39</text:span>Ar content) of consecutive heating steps that pass the Chi-square test for homogeneity. Note that this definition discards any geological dispersion that may be present in the data. Plateau ages should therefore only be used for qualitative purposes.</text:p>
      <text:p text:style-name="FigureWithCaption"><draw:frame draw:name="img1" svg:width="100.0pt" svg:height="100.0pt"><draw:image xlink:href="Pictures/31.pdf" xlink:type="simple" xlink:show="embed" xlink:actuate="onLoad"/></draw:frame></text:p>
      <text:p text:style-name="FigureCaption">Sensitivity analysis for a single total fusion analysis of a <draw:frame text:anchor-type="as-char" style:vertical-pos="middle" style:vertical-rel="text"><draw:object xlink:href="Formula-30/" xlink:type="simple" xlink:show="embed" xlink:actuate="onLoad"/></draw:frame> sanidine crystal, showing the effect of omitting specific steps in the data processing chain on the accuracy (horizontal axis) and precision (vertical axis) of the results. The white square in the right panel shows the best age estimate using all corrections.</text:p>
      <text:p text:style-name="FigureWithCaption"><draw:frame draw:name="img2" svg:width="100.0pt" svg:height="100.0pt"><draw:image xlink:href="Pictures/32.pdf" xlink:type="simple" xlink:show="embed" xlink:actuate="onLoad"/></draw:frame></text:p>
      <text:p text:style-name="FigureCaption">Six synthetic <text:span text:style-name="T1">40</text:span>Ar/<text:span text:style-name="T1">39</text:span>Ar datasets shown as i) weighted mean and ii) inverse isochron plots. The analytical uncertainties are shown as 95% error bars and error ellipses, respectively. Each of the datasets consists of ten aliquots that are affected by a combination of analytical and geological dispersion. The relative importance of these two sources of scatter can be assessed using the MSWD. a) If the analytical uncertainties alone explain the total scatter around the true average/trend, then the MSWD is expected to take on a value of around one. b) Datasets that exhibit MSWD values close to zero are said to be ‘underdispersed’ with respect to the analytical uncertainties. This indicates some problem with the error propagation, which is often due to undetected systematic effects. c) Finally, MSWD values greater than one can often be attributed to some form of geological dispersion. This overdispersion carries geological significance and can be estimated from the data. All uncertainties are reported at 95% confidence. The two age uncertainties in section c. of this plot are without and with overdispersion, respectively. See Section [sec:MSWD] of the main text for further details.</text:p>
      <text:p text:style-name="FigureWithCaption"><draw:frame draw:name="img3" svg:width="100.0pt" svg:height="100.0pt"><draw:image xlink:href="Pictures/37.pdf" xlink:type="simple" xlink:show="embed" xlink:actuate="onLoad"/></draw:frame></text:p>
      <text:p text:style-name="FigureCaption">Two random samples drawn from the same synthetic population, which is characterised by 2 Ma analytical uncertainties (1<draw:frame text:anchor-type="as-char" style:vertical-pos="middle" style:vertical-rel="text"><draw:object xlink:href="Formula-33/" xlink:type="simple" xlink:show="embed" xlink:actuate="onLoad"/></draw:frame>) and 1% geological dispersion. i) A small (<draw:frame text:anchor-type="as-char" style:vertical-pos="middle" style:vertical-rel="text"><draw:object xlink:href="Formula-34/" xlink:type="simple" xlink:show="embed" xlink:actuate="onLoad"/></draw:frame>) dataset is insufficient to detect the dispersion (<draw:frame text:anchor-type="as-char" style:vertical-pos="middle" style:vertical-rel="text"><draw:object xlink:href="Formula-35/" xlink:type="simple" xlink:show="embed" xlink:actuate="onLoad"/></draw:frame>). ii) A ten-fold increasing in sample size (to <draw:frame text:anchor-type="as-char" style:vertical-pos="middle" style:vertical-rel="text"><draw:object xlink:href="Formula-36/" xlink:type="simple" xlink:show="embed" xlink:actuate="onLoad"/></draw:frame>) greatly increases the power of the Chi-square test. This results in a much lower p-value than for the small dataset, despite the slightly lower MSWD value. In conclusion, p-values are sample size dependent and should not be used as a measure of overdispersion. Instead, it is more productive to estimate the dispersion from the data. Doing so for the large sample yields a dispersion estimate of 1.33 Ma with an (asymmetric) confidence interval of +1.06/-0.56 Ma.</text:p>
      <text:p text:style-name="Text_20_body">12 [1]#1 [1]<text:span text:style-name="Source_Text">#1</text:span> urlstyle [1]doi: #1</text:p>
      <text:p text:style-name="Text_20_body">Lee, J.-Y., Marti, K., Severinghaus, J. P., Kawamura, K., Yoo, H.-S., Lee, J. B., and Kim, J. S. . <text:span text:style-name="T2">Geochimica et Cosmochimica Acta</text:span>, 700 (17):0 4507–4512, 2006.</text:p>
      <text:p text:style-name="Text_20_body">, G. A., Brooks, C., Compston, W., and Turek, A. . <text:span text:style-name="T2">Journal of Geophysical Research</text:span>, 71:0 5459–5468, 1966.</text:p>
      <text:p text:style-name="Text_20_body">Min, K., Mundil, R., Renne, P. R., and Ludwig, K. R. . <text:span text:style-name="T2">Geochimica et Cosmochimica Acta</text:span>, 640 (1):0 73–98, 2000.</text:p>
      <text:p text:style-name="Text_20_body">Nier, A. O. A redetermination of the relative abundances of the isotopes of carbon, nitrogen, oxygen, argon, and potassium. <text:span text:style-name="T2">Physical Review</text:span>, 770 (6):0 789, 1950.</text:p>
      <text:p text:style-name="Text_20_body">Phillips, D. and Matchan, E. <text:span text:style-name="T2">Geochimica et Cosmochimica Acta</text:span>, 121:0 229–239, 2013.</text:p>
      <text:p text:style-name="Text_20_body">Renne, P. R. and Norman, E. B. . <text:span text:style-name="T2">Physical Review C</text:span>, 630 (4):0 047302, 2001.</text:p>
      <text:p text:style-name="Text_20_body">Renne, P. R., Swisher, C. C., Deino, A. L., Karner, D. B., Owens, T. L., and DePaolo, D. J. . <text:span text:style-name="T2">Chemical Geology</text:span>, 1450 (1):0 117–152, 1998.</text:p>
      <text:p text:style-name="Text_20_body">Stoenner, R., Schaeffer, O., and Katcoff, S. Half-lives of argon-37, argon-39, and argon-42. <text:span text:style-name="T2">Science</text:span>, 1480 (3675):0 1325–1328, 1965.</text:p>
      <text:p text:style-name="Text_20_body">Tukey, J. W. The philosophy of multiple comparisons. <text:span text:style-name="T2">Statistical science</text:span>, pages 100–116, 1991.</text:p>
      <text:p text:style-name="Text_20_body">Vermeesch, P. . <text:span text:style-name="T2">Geochimica et Cosmochimica Acta</text:span>, 171:0 325–337, 2015.</text:p>
      <text:p text:style-name="Text_20_body">Vermeesch, P. . <text:span text:style-name="T2">Geoscience Frontiers</text:span>, 9:0 1479–1493, 2018.</text:p>
      <text:p text:style-name="Text_20_body">Wijbrans, J. R. and McDougall, I. . <text:span text:style-name="T2">Contributions to Mineralogy and Petrology</text:span>, 930 (2):0 187–194, 198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

<file path=Formula-0/content.xml><?xml version="1.0" encoding="utf-8"?>
<math xmlns="http://www.w3.org/1998/Math/MathML" display="inline">
  <msub>
    <mi>t</mi>
    <mo>∘</mo>
  </msub>
</math>
</file>

<file path=Formula-1/content.xml><?xml version="1.0" encoding="utf-8"?>
<math xmlns="http://www.w3.org/1998/Math/MathML" display="inline">
  <msub>
    <mi>t</mi>
    <mo>∘</mo>
  </msub>
</math>
</file>

<file path=Formula-10/content.xml><?xml version="1.0" encoding="utf-8"?>
<math xmlns="http://www.w3.org/1998/Math/MathML" display="inline">
  <msub>
    <mi/>
    <mo>∘</mo>
  </msub>
</math>
</file>

<file path=Formula-11/content.xml><?xml version="1.0" encoding="utf-8"?>
<math xmlns="http://www.w3.org/1998/Math/MathML" display="inline">
  <mi>n</mi>
</math>
</file>

<file path=Formula-12/content.xml><?xml version="1.0" encoding="utf-8"?>
<math xmlns="http://www.w3.org/1998/Math/MathML" display="block">
  <mrow>
    <mstyle mathvariant="normal">
      <mi>M</mi>
      <mi>S</mi>
      <mi>W</mi>
      <mi>D</mi>
    </mstyle>
    <mo>=</mo>
    <mfrac>
      <mn>1</mn>
      <mrow>
        <mi>n</mi>
        <mo>−</mo>
        <mn>1</mn>
      </mrow>
    </mfrac>
    <munderover>
      <mo>∑</mo>
      <mrow>
        <mi>i</mi>
        <mo>=</mo>
        <mn>1</mn>
      </mrow>
      <mi>n</mi>
    </munderover>
    <mfrac>
      <msup>
        <mrow>
          <mo stretchy="true" form="prefix">(</mo>
          <msub>
            <mi>x</mi>
            <mi>i</mi>
          </msub>
          <mo>−</mo>
          <mover>
            <mi>x</mi>
            <mo accent="true">‾</mo>
          </mover>
          <mo stretchy="true" form="postfix">)</mo>
        </mrow>
        <mn>2</mn>
      </msup>
      <msubsup>
        <mi>σ</mi>
        <mi>i</mi>
        <mn>2</mn>
      </msubsup>
    </mfrac>
  </mrow>
</math>
</file>

<file path=Formula-13/content.xml><?xml version="1.0" encoding="utf-8"?>
<math xmlns="http://www.w3.org/1998/Math/MathML" display="inline">
  <msub>
    <mi>x</mi>
    <mi>i</mi>
  </msub>
</math>
</file>

<file path=Formula-14/content.xml><?xml version="1.0" encoding="utf-8"?>
<math xmlns="http://www.w3.org/1998/Math/MathML" display="inline">
  <mi>i</mi>
</math>
</file>

<file path=Formula-15/content.xml><?xml version="1.0" encoding="utf-8"?>
<math xmlns="http://www.w3.org/1998/Math/MathML" display="inline">
  <mi>n</mi>
</math>
</file>

<file path=Formula-16/content.xml><?xml version="1.0" encoding="utf-8"?>
<math xmlns="http://www.w3.org/1998/Math/MathML" display="inline">
  <msub>
    <mi>σ</mi>
    <mi>i</mi>
  </msub>
</math>
</file>

<file path=Formula-17/content.xml><?xml version="1.0" encoding="utf-8"?>
<math xmlns="http://www.w3.org/1998/Math/MathML" display="inline">
  <mover>
    <mi>x</mi>
    <mo accent="true">‾</mo>
  </mover>
</math>
</file>

<file path=Formula-18/content.xml><?xml version="1.0" encoding="utf-8"?>
<math xmlns="http://www.w3.org/1998/Math/MathML" display="inline">
  <mi>n</mi>
</math>
</file>

<file path=Formula-19/content.xml><?xml version="1.0" encoding="utf-8"?>
<math xmlns="http://www.w3.org/1998/Math/MathML" display="inline">
  <msub>
    <mi>σ</mi>
    <mi>i</mi>
  </msub>
</math>
</file>

<file path=Formula-2/content.xml><?xml version="1.0" encoding="utf-8"?>
<math xmlns="http://www.w3.org/1998/Math/MathML" display="inline">
  <mo>±</mo>
</math>
</file>

<file path=Formula-20/content.xml><?xml version="1.0" encoding="utf-8"?>
<math xmlns="http://www.w3.org/1998/Math/MathML" display="inline">
  <mi>n</mi>
</math>
</file>

<file path=Formula-21/content.xml><?xml version="1.0" encoding="utf-8"?>
<math xmlns="http://www.w3.org/1998/Math/MathML" display="inline">
  <mo>≈</mo>
</math>
</file>

<file path=Formula-22/content.xml><?xml version="1.0" encoding="utf-8"?>
<math xmlns="http://www.w3.org/1998/Math/MathML" display="inline">
  <mi>J</mi>
</math>
</file>

<file path=Formula-23/content.xml><?xml version="1.0" encoding="utf-8"?>
<math xmlns="http://www.w3.org/1998/Math/MathML" display="inline">
  <msub>
    <mi>σ</mi>
    <mi>i</mi>
  </msub>
</math>
</file>

<file path=Formula-24/content.xml><?xml version="1.0" encoding="utf-8"?>
<math xmlns="http://www.w3.org/1998/Math/MathML" display="inline">
  <mi>J</mi>
</math>
</file>

<file path=Formula-25/content.xml><?xml version="1.0" encoding="utf-8"?>
<math xmlns="http://www.w3.org/1998/Math/MathML" display="inline">
  <mi>n</mi>
</math>
</file>

<file path=Formula-26/content.xml><?xml version="1.0" encoding="utf-8"?>
<math xmlns="http://www.w3.org/1998/Math/MathML" display="inline">
  <mo>≈</mo>
</math>
</file>

<file path=Formula-27/content.xml><?xml version="1.0" encoding="utf-8"?>
<math xmlns="http://www.w3.org/1998/Math/MathML" display="inline">
  <mo>&gt;</mo>
</math>
</file>

<file path=Formula-28/content.xml><?xml version="1.0" encoding="utf-8"?>
<math xmlns="http://www.w3.org/1998/Math/MathML" display="inline">
  <mo>&gt;</mo>
</math>
</file>

<file path=Formula-29/content.xml><?xml version="1.0" encoding="utf-8"?>
<math xmlns="http://www.w3.org/1998/Math/MathML" display="inline">
  <msqrt>
    <mstyle mathvariant="normal">
      <mi>M</mi>
      <mi>S</mi>
      <mi>W</mi>
      <mi>D</mi>
    </mstyle>
  </msqrt>
</math>
</file>

<file path=Formula-3/content.xml><?xml version="1.0" encoding="utf-8"?>
<math xmlns="http://www.w3.org/1998/Math/MathML" display="inline">
  <mrow>
    <mo>∼</mo>
    <mn>300</mn>
  </mrow>
</math>
</file>

<file path=Formula-30/content.xml><?xml version="1.0" encoding="utf-8"?>
<math xmlns="http://www.w3.org/1998/Math/MathML" display="inline">
  <mrow>
    <mn>527</mn>
    <mo>±</mo>
    <mn>2</mn>
    <mstyle mathvariant="normal">
      <mi>k</mi>
      <mi>a</mi>
    </mstyle>
    <mo stretchy="false" form="prefix">(</mo>
    <mn>1</mn>
    <mi>σ</mi>
    <mo stretchy="false" form="postfix">)</mo>
  </mrow>
</math>
</file>

<file path=Formula-33/content.xml><?xml version="1.0" encoding="utf-8"?>
<math xmlns="http://www.w3.org/1998/Math/MathML" display="inline">
  <mi>σ</mi>
</math>
</file>

<file path=Formula-34/content.xml><?xml version="1.0" encoding="utf-8"?>
<math xmlns="http://www.w3.org/1998/Math/MathML" display="inline">
  <mrow>
    <mi>n</mi>
    <mo>=</mo>
    <mn>10</mn>
  </mrow>
</math>
</file>

<file path=Formula-35/content.xml><?xml version="1.0" encoding="utf-8"?>
<math xmlns="http://www.w3.org/1998/Math/MathML" display="inline">
  <mrow>
    <mi>p</mi>
    <mo>&lt;</mo>
    <mn>0.05</mn>
  </mrow>
</math>
</file>

<file path=Formula-36/content.xml><?xml version="1.0" encoding="utf-8"?>
<math xmlns="http://www.w3.org/1998/Math/MathML" display="inline">
  <mrow>
    <mi>n</mi>
    <mo>=</mo>
    <mn>100</mn>
  </mrow>
</math>
</file>

<file path=Formula-4/content.xml><?xml version="1.0" encoding="utf-8"?>
<math xmlns="http://www.w3.org/1998/Math/MathML" display="inline">
  <mrow>
    <msub>
      <mi/>
      <mrow>
        <mn>1</mn>
        <mo>∕</mo>
        <mn>2</mn>
      </mrow>
    </msub>
    <mo>=</mo>
    <mn>34.95</mn>
    <mo>±</mo>
    <mn>0.08</mn>
  </mrow>
</math>
</file>

<file path=Formula-5/content.xml><?xml version="1.0" encoding="utf-8"?>
<math xmlns="http://www.w3.org/1998/Math/MathML" display="inline">
  <mrow>
    <msub>
      <mi/>
      <mrow>
        <mn>1</mn>
        <mo>∕</mo>
        <mn>2</mn>
      </mrow>
    </msub>
    <mo>=</mo>
    <mn>269</mn>
    <mo>±</mo>
    <mn>3</mn>
  </mrow>
</math>
</file>

<file path=Formula-6/content.xml><?xml version="1.0" encoding="utf-8"?>
<math xmlns="http://www.w3.org/1998/Math/MathML" display="inline">
  <mrow>
    <mi>σ</mi>
    <mi>/</mi>
    <msqrt>
      <mi>n</mi>
    </msqrt>
  </mrow>
</math>
</file>

<file path=Formula-7/content.xml><?xml version="1.0" encoding="utf-8"?>
<math xmlns="http://www.w3.org/1998/Math/MathML" display="inline">
  <mi>σ</mi>
</math>
</file>

<file path=Formula-8/content.xml><?xml version="1.0" encoding="utf-8"?>
<math xmlns="http://www.w3.org/1998/Math/MathML" display="inline">
  <mi>n</mi>
</math>
</file>

<file path=Formula-9/content.xml><?xml version="1.0" encoding="utf-8"?>
<math xmlns="http://www.w3.org/1998/Math/MathML" display="inline">
  <mi>n</mi>
</math>
</file>